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2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1d67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officeooo:paragraph-rsid="0020c4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Title" style:list-style-name="L1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style:font-name="Times New Roman" fo:font-size="18pt" style:font-size-asian="18pt" style:font-size-complex="18pt"/>
    </style:style>
    <style:style style:name="P19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01d671f"/>
    </style:style>
    <style:style style:name="T2" style:family="text">
      <style:text-properties officeooo:rsid="0020c478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812180365" text:style-name="L1">
        <text:list-item>
          <text:list>
            <text:list-item>
              <text:list>
                <text:list-header>
                  <text:p text:style-name="P17">Elementary</text:p>
                  <text:p text:style-name="P9"/>
                  <text:p text:style-name="P10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0.6811in" fo:min-width="1.8701in" draw:z-index="0"><draw:text-box fo:min-height="1.161in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3661in" fo:min-width="0.7874in" draw:z-index="1"><draw:text-box fo:min-height="0.1965in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6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0.7874in" draw:z-index="2"><draw:text-box fo:min-height="0.1965in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2061296057" text:style-name="L2">
        <text:list-item>
          <text:p text:style-name="P11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1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0.7874in" draw:z-index="3"><draw:text-box fo:min-height="0.1965in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7">Tree</text:p>
      <text:p text:style-name="P5">Про дерево мне даже говорить страшно.</text:p>
      <text:p text:style-name="P5"/>
      <text:p text:style-name="P5"/>
      <text:h text:style-name="P19" text:outline-level="3">VVHDmodules</text:h>
      <text:p text:style-name="P16"/>
      <text:p text:style-name="P15">Convective</text:p>
      <text:p text:style-name="P12"/>
      <text:p text:style-name="P13"><text:span text:style-name="T1">Вычисление циркуляций новых доменов:</text:span></text:p>
      <text:p text:style-name="P13"><text:span text:style-name="T1">В случае произвольного тела нужно решать СЛАУ</text:span></text:p>
      <text:p text:style-name="P13"><text:span text:style-name="T1"><draw:frame draw:style-name="fr5" draw:name="Object1" text:anchor-type="as-char" svg:width="1.4252in" svg:height="0.522in" draw:z-index="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><text:span text:style-name="T1"/></text:p>
      <text:p text:style-name="P13"><text:span text:style-name="T1"><draw:frame draw:style-name="fr5" draw:name="Object2" text:anchor-type="as-char" svg:width="3.7516in" svg:height="0.5591in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><text:span text:style-name="T2"/></text:p>
      <text:p text:style-name="P14"><text:span text:style-name="T2">i — номер отрезка на теле, </text:span><text:span text:style-name="T2"><draw:frame draw:style-name="fr6" draw:name="Object3" text:anchor-type="as-char" svg:width="0.7783in" svg:height="0.1839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4"><text:span text:style-name="T2">j — номер присоединенного вихря (вершина тела), </text:span><text:span text:style-name="T2"><draw:frame draw:style-name="fr6" draw:name="Object4" text:anchor-type="as-char" svg:width="0.5937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4"><text:span text:style-name="T2">k — номер свободного вихря. </text:span></text:p>
      <text:p text:style-name="P13"><text:span text:style-name="T1"/></text:p>
      <text:p text:style-name="P14"><text:span text:style-name="T2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span></text:p>
      <text:h text:style-name="P19" text:outline-level="3">Заметки</text:h>
      <text:p text:style-name="P16">Рассмотрим такой пример:</text:p>
      <text:p text:style-name="P16"><draw:frame draw:style-name="fr4" draw:name="Врезка1" text:anchor-type="as-char" fo:min-width="0.7874in" draw:z-index="4"><draw:text-box fo:min-height="0.1965in"><text:p text:style-name="P8">double vort1rabs2 = 1/(Vort-&gt;rx*Vort-&gt;rx + Vort-&gt;ry*Vort-&gt;ry); </text:p><text:p text:style-name="P8">drx = px - Vort-&gt;rx * vort1rabs2; </text:p><text:p text:style-name="P8">dry = py - Vort-&gt;ry * vort1rabs2;</text:p></draw:text-box></draw:frame></text:p>
      <text:p text:style-name="P16">Здесь все логично: чтобы 2 раза не считать значение <text:s/>vort1rabs2, оно вычисляется заранее, таким образом экономя время.</text:p>
      <text:p text:style-name="P16"/>
      <text:p text:style-name="P16"><draw:frame draw:style-name="fr4" draw:name="Врезка2" text:anchor-type="as-char" fo:min-width="0.7874in" draw:z-index="5"><draw:text-box fo:min-height="0.1965in"><text:p text:style-name="P8">drabs2 = drx*drx + dry*dry; </text:p><text:p text:style-name="P8">multiplier = Vort-&gt;g / ( drabs2 + Convective_Eps );</text:p></draw:text-box></draw:frame></text:p>
      <text:p text:style-name="P16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3-10T01:52:05</dc:date>
    <dc:creator>Yaroslav Dynnikov</dc:creator>
    <meta:editing-duration>PT60H02M05S</meta:editing-duration>
    <meta:editing-cycles>5</meta:editing-cycles>
    <meta:document-statistic meta:table-count="0" meta:image-count="0" meta:object-count="4" meta:page-count="4" meta:paragraph-count="75" meta:word-count="533" meta:character-count="3803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